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6.9271in" fo:margin-left="0in" table:align="left"/>
    </style:style>
    <style:style style:name="style.A" style:family="table-column">
      <style:table-column-properties style:column-width="4.75in"/>
    </style:style>
    <style:style style:name="style.B" style:family="table-column">
      <style:table-column-properties style:column-width="0.9375in"/>
    </style:style>
    <style:style style:name="style.C" style:family="table-column">
      <style:table-column-properties style:column-width="1.2396in"/>
    </style:style>
    <style:style style:name="style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style.A2" style:family="table-cell">
      <style:table-cell-properties fo:padding="0.0201in" fo:border-left="none" fo:border-right="none" fo:border-top="none" fo:border-bottom="0.05pt solid #000000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7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1.2396in"/>
    </style:style>
    <style:style style:name="Table2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2.A2" style:family="table-cell">
      <style:table-cell-properties fo:padding="0.0201in" fo:border-left="none" fo:border-right="none" fo:border-top="none" fo:border-bottom="0.05pt solid #000000"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396in"/>
    </style:style>
    <style:style style:name="Table1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1.A2" style:family="table-cell">
      <style:table-cell-properties fo:padding="0.0201in" fo:border-left="none" fo:border-right="none" fo:border-top="none" fo:border-bottom="0.05pt solid #000000" style:writing-mode="page"/>
    </style:style>
    <style:style style:name="P1" style:family="paragraph" style:parent-style-name="Standard">
      <style:paragraph-properties fo:text-align="end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0b3427" style:font-size-asian="11pt" style:font-size-complex="11pt"/>
    </style:style>
    <style:style style:name="P3" style:family="paragraph" style:parent-style-name="Table_20_Contents">
      <style:paragraph-properties fo:line-height="115%"/>
      <style:text-properties style:font-name="Liberation Mono" fo:font-size="11pt" officeooo:rsid="000a9010" officeooo:paragraph-rsid="000a9010" style:font-size-asian="11pt" style:font-size-complex="11pt"/>
    </style:style>
    <style:style style:name="P4" style:family="paragraph" style:parent-style-name="Table_20_Contents">
      <style:paragraph-properties fo:line-height="115%"/>
      <style:text-properties style:font-name="Liberation Mono" fo:font-size="11pt" officeooo:rsid="000a9010" officeooo:paragraph-rsid="00197503" style:font-size-asian="11pt" style:font-size-complex="11pt"/>
    </style:style>
    <style:style style:name="P5" style:family="paragraph" style:parent-style-name="Table_20_Contents">
      <style:paragraph-properties fo:line-height="115%"/>
      <style:text-properties style:font-name="Liberation Mono" fo:font-size="11pt" officeooo:rsid="00197503" officeooo:paragraph-rsid="00197503" style:font-size-asian="11pt" style:font-size-complex="11pt"/>
    </style:style>
    <style:style style:name="P6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197503" officeooo:paragraph-rsid="00197503" style:font-size-asian="11pt" style:font-size-complex="11pt"/>
    </style:style>
    <style:style style:name="P7" style:family="paragraph" style:parent-style-name="Table_20_Contents">
      <style:paragraph-properties fo:line-height="115%"/>
      <style:text-properties style:font-name="Liberation Mono" fo:font-size="11pt" style:text-underline-style="none" officeooo:rsid="00197503" officeooo:paragraph-rsid="00197503" style:font-size-asian="11pt" style:font-size-complex="11pt"/>
    </style:style>
    <style:style style:name="P8" style:family="paragraph" style:parent-style-name="Table_20_Contents">
      <style:text-properties style:font-name="Liberation Mono" fo:font-size="10.5pt" officeooo:rsid="0007f5b2" officeooo:paragraph-rsid="00197503" style:font-size-asian="10.5pt" style:font-size-complex="10.5pt"/>
    </style:style>
    <style:style style:name="P9" style:family="paragraph" style:parent-style-name="Table_20_Contents">
      <style:paragraph-properties fo:line-height="115%"/>
      <style:text-properties style:font-name="Liberation Mono" fo:font-size="10.5pt" officeooo:rsid="0007f5b2" officeooo:paragraph-rsid="00197503" style:font-size-asian="10.5pt" style:font-size-complex="10.5pt"/>
    </style:style>
    <style:style style:name="P10" style:family="paragraph" style:parent-style-name="Standard">
      <style:text-properties style:font-name="Liberation Sans" fo:font-size="16pt" fo:font-weight="bold" officeooo:rsid="00079c3d" officeooo:paragraph-rsid="00079c3d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Liberation Sans" fo:font-size="14pt" officeooo:rsid="00079c3d" officeooo:paragraph-rsid="00079c3d" style:font-size-asian="12.25pt" style:font-size-complex="14pt"/>
    </style:style>
    <style:style style:name="P12" style:family="paragraph" style:parent-style-name="Standard">
      <style:text-properties style:font-name="Liberation Sans" fo:font-size="14pt" officeooo:rsid="00079c3d" officeooo:paragraph-rsid="00197503" style:font-size-asian="12.25pt" style:font-size-complex="14pt"/>
    </style:style>
    <style:style style:name="P13" style:family="paragraph" style:parent-style-name="Standard">
      <style:text-properties style:font-name="Liberation Sans"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Liberation Sans" fo:font-size="14pt" fo:font-weight="bold" officeooo:rsid="000a9010" officeooo:paragraph-rsid="00079c3d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08c080" style:font-size-asian="12pt" style:font-size-complex="12pt"/>
    </style:style>
    <style:style style:name="P16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1d9e8" style:font-size-asian="12pt" style:font-size-complex="12pt"/>
    </style:style>
    <style:style style:name="P17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97503" style:font-size-asian="12pt" style:font-size-complex="12pt"/>
    </style:style>
    <style:style style:name="P18" style:family="paragraph" style:parent-style-name="Table_20_Contents">
      <style:paragraph-properties fo:line-height="150%" fo:text-align="end" style:justify-single-word="false"/>
      <style:text-properties style:font-name="Liberation Sans" fo:font-size="12pt" officeooo:paragraph-rsid="00197503" style:font-size-asian="12pt" style:font-size-complex="12pt"/>
    </style:style>
    <style:style style:name="P19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b4984" style:font-size-asian="12pt" style:font-size-complex="12pt"/>
    </style:style>
    <style:style style:name="P20" style:family="paragraph" style:parent-style-name="Table_20_Contents">
      <style:paragraph-properties fo:line-height="150%" fo:text-align="end" style:justify-single-word="false"/>
      <style:text-properties style:font-name="Liberation Sans" fo:font-size="12pt" style:font-size-asian="12pt" style:font-size-complex="12pt"/>
    </style:style>
    <style:style style:name="P21" style:family="paragraph" style:parent-style-name="Table_20_Contents">
      <style:paragraph-properties fo:line-height="150%"/>
      <style:text-properties style:font-name="Liberation Sans" fo:font-size="12pt" officeooo:rsid="0008c080" officeooo:paragraph-rsid="0008c080" style:font-size-asian="12pt" style:font-size-complex="12pt"/>
    </style:style>
    <style:style style:name="P22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08c080" officeooo:paragraph-rsid="0008c080" style:font-size-asian="12pt" style:font-size-complex="12pt"/>
    </style:style>
    <style:style style:name="P23" style:family="paragraph" style:parent-style-name="Table_20_Contents">
      <style:paragraph-properties fo:line-height="150%"/>
      <style:text-properties style:font-name="Liberation Sans" fo:font-size="12pt" officeooo:rsid="0008c080" officeooo:paragraph-rsid="001b4984" style:font-size-asian="12pt" style:font-size-complex="12pt"/>
    </style:style>
    <style:style style:name="P24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1d9e8" officeooo:paragraph-rsid="0011d9e8" style:font-size-asian="12pt" style:font-size-complex="12pt"/>
    </style:style>
    <style:style style:name="P25" style:family="paragraph" style:parent-style-name="Table_20_Contents">
      <style:paragraph-properties fo:line-height="150%"/>
      <style:text-properties style:font-name="Liberation Sans" fo:font-size="12pt" officeooo:rsid="0011d9e8" officeooo:paragraph-rsid="0011d9e8" style:font-size-asian="12pt" style:font-size-complex="12pt"/>
    </style:style>
    <style:style style:name="P26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97503" officeooo:paragraph-rsid="00197503" style:font-size-asian="12pt" style:font-size-complex="12pt"/>
    </style:style>
    <style:style style:name="P27" style:family="paragraph" style:parent-style-name="Table_20_Contents">
      <style:paragraph-properties fo:line-height="150%"/>
      <style:text-properties style:font-name="Liberation Sans" fo:font-size="12pt" officeooo:rsid="00197503" officeooo:paragraph-rsid="00197503" style:font-size-asian="12pt" style:font-size-complex="12pt"/>
    </style:style>
    <style:style style:name="P28" style:family="paragraph" style:parent-style-name="Table_20_Contents">
      <style:paragraph-properties fo:line-height="150%"/>
      <style:text-properties style:font-name="Liberation Sans" fo:font-size="12pt" officeooo:rsid="001b4984" officeooo:paragraph-rsid="001b4984" style:font-size-asian="12pt" style:font-size-complex="12pt"/>
    </style:style>
    <style:style style:name="P29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b4984" officeooo:paragraph-rsid="001b4984" style:font-size-asian="12pt" style:font-size-complex="12pt"/>
    </style:style>
    <style:style style:name="P30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08c080" fo:background-color="transparent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197503" fo:background-color="transparent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15%"/>
      <style:text-properties style:font-name="Liberation Sans" fo:font-size="12pt" fo:font-weight="bold" officeooo:rsid="00096339" officeooo:paragraph-rsid="00096339" style:font-size-asian="12pt" style:font-weight-asian="bold" style:font-size-complex="12pt" style:font-weight-complex="bold"/>
    </style:style>
    <style:style style:name="P33" style:family="paragraph" style:parent-style-name="Horizontal_20_Line">
      <style:text-properties style:font-name="Liberation Sans"/>
    </style:style>
    <style:style style:name="P34" style:family="paragraph" style:parent-style-name="Standard">
      <style:text-properties officeooo:paragraph-rsid="00079c3d"/>
    </style:style>
    <style:style style:name="P35" style:family="paragraph" style:parent-style-name="Standard">
      <style:text-properties officeooo:paragraph-rsid="00197503"/>
    </style:style>
    <style:style style:name="P36" style:family="paragraph" style:parent-style-name="Standard">
      <style:text-properties style:font-name="Liberation Sans"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break-before="page"/>
      <style:text-properties style:font-name="Liberation Sans" fo:font-size="14pt" officeooo:rsid="00079c3d" officeooo:paragraph-rsid="00079c3d" style:font-size-asian="12.25pt" style:font-size-complex="14pt"/>
    </style:style>
    <style:style style:name="P38" style:family="paragraph" style:parent-style-name="Standard">
      <style:text-properties style:font-name="Liberation Sans" fo:font-size="12pt" fo:font-weight="bold" officeooo:rsid="0008c080" officeooo:paragraph-rsid="001dc419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1dc419" style:font-size-asian="11pt" style:font-size-complex="11pt"/>
    </style:style>
    <style:style style:name="P40" style:family="paragraph" style:parent-style-name="Table_20_Contents">
      <style:paragraph-properties fo:line-height="115%"/>
      <style:text-properties style:font-name="Liberation Sans" fo:font-size="12pt" fo:font-weight="bold" officeooo:rsid="00096339" officeooo:paragraph-rsid="00096339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line-height="115%"/>
      <style:text-properties style:font-name="Liberation Sans" fo:font-size="12pt" fo:font-weight="bold" officeooo:rsid="001b8a5b" officeooo:paragraph-rsid="001dc419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line-height="115%"/>
      <style:text-properties style:font-name="Liberation Mono" fo:font-size="11pt" officeooo:rsid="00197503" officeooo:paragraph-rsid="00197503" style:font-size-asian="11pt" style:font-size-complex="11pt"/>
    </style:style>
    <style:style style:name="P43" style:family="paragraph" style:parent-style-name="Table_20_Contents">
      <style:paragraph-properties fo:line-height="115%"/>
      <style:text-properties style:font-name="Liberation Mono" fo:font-size="11pt" officeooo:rsid="00197503" officeooo:paragraph-rsid="001dc419" style:font-size-asian="11pt" style:font-size-complex="11pt"/>
    </style:style>
    <style:style style:name="P44" style:family="paragraph" style:parent-style-name="Table_20_Contents">
      <style:paragraph-properties fo:line-height="115%"/>
      <style:text-properties style:font-name="Liberation Mono" fo:font-size="11pt" officeooo:rsid="001dc419" officeooo:paragraph-rsid="001dc419" style:font-size-asian="11pt" style:font-size-complex="11pt"/>
    </style:style>
    <style:style style:name="P45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1dc419" officeooo:paragraph-rsid="001dc419" style:font-size-asian="11pt" style:font-size-complex="11pt"/>
    </style:style>
    <style:style style:name="P46" style:family="paragraph" style:parent-style-name="Table_20_Contents">
      <style:paragraph-properties fo:line-height="115%"/>
      <style:text-properties style:font-name="Liberation Mono" fo:font-size="10.5pt" fo:font-weight="bold" officeooo:rsid="001c47c3" officeooo:paragraph-rsid="001dc419" style:font-size-asian="10.5pt" style:font-weight-asian="bold" style:font-size-complex="10.5pt" style:font-weight-complex="bold"/>
    </style:style>
    <style:style style:name="P4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8c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080" style:font-weight-asian="bold" style:font-weight-complex="bold"/>
    </style:style>
    <style:style style:name="T4" style:family="text">
      <style:text-properties fo:font-weight="bold" officeooo:rsid="00197503" style:font-weight-asian="bold" style:font-weight-complex="bold"/>
    </style:style>
    <style:style style:name="T5" style:family="text">
      <style:text-properties style:font-name="Liberation Sans"/>
    </style:style>
    <style:style style:name="T6" style:family="text">
      <style:text-properties style:font-name="Liberation Sans" fo:font-size="16pt" fo:font-weight="bold" officeooo:rsid="00079c3d" style:font-size-asian="16pt" style:font-weight-asian="bold" style:font-size-complex="16pt" style:font-weight-complex="bold"/>
    </style:style>
    <style:style style:name="T7" style:family="text">
      <style:text-properties style:font-name="Liberation Sans" fo:font-size="16pt" fo:font-weight="bold" officeooo:rsid="00197503" style:font-size-asian="16pt" style:font-weight-asian="bold" style:font-size-complex="16pt" style:font-weight-complex="bold"/>
    </style:style>
    <style:style style:name="T8" style:family="text">
      <style:text-properties style:font-name="Liberation Sans" fo:font-size="16pt" fo:font-weight="bold" officeooo:rsid="001b4984" style:font-size-asian="16pt" style:font-weight-asian="bold" style:font-size-complex="16pt" style:font-weight-complex="bold"/>
    </style:style>
    <style:style style:name="T9" style:family="text">
      <style:text-properties style:font-name="Liberation Sans" fo:font-size="16pt" fo:font-weight="bold" officeooo:rsid="001dc419" style:font-size-asian="16pt" style:font-weight-asian="bold" style:font-size-complex="16pt" style:font-weight-complex="bold"/>
    </style:style>
    <style:style style:name="T10" style:family="text">
      <style:text-properties style:font-name="Liberation Sans" fo:font-size="14pt" fo:font-weight="bold" officeooo:rsid="00197503" style:font-size-asian="12.25pt" style:font-weight-asian="bold" style:font-size-complex="14pt" style:font-weight-complex="bold"/>
    </style:style>
    <style:style style:name="T11" style:family="text">
      <style:text-properties style:font-name="Liberation Sans" fo:font-size="14pt" fo:font-weight="bold" officeooo:rsid="00079c3d" style:font-size-asian="12.25pt" style:font-weight-asian="bold" style:font-size-complex="14pt" style:font-weight-complex="bold"/>
    </style:style>
    <style:style style:name="T12" style:family="text">
      <style:text-properties style:font-name="Liberation Sans" fo:font-size="14pt" fo:font-weight="bold" officeooo:rsid="0008c080" style:font-size-asian="12.25pt" style:font-weight-asian="bold" style:font-size-complex="14pt" style:font-weight-complex="bold"/>
    </style:style>
    <style:style style:name="T13" style:family="text">
      <style:text-properties officeooo:rsid="00197503"/>
    </style:style>
    <style:style style:name="T14" style:family="text">
      <style:text-properties fo:font-size="10.5pt" officeooo:rsid="0007f5b2" style:font-size-asian="10.5pt" style:font-size-complex="10.5pt"/>
    </style:style>
    <style:style style:name="T15" style:family="text">
      <style:text-properties officeooo:rsid="0014b55b"/>
    </style:style>
    <style:style style:name="T16" style:family="text">
      <style:text-properties officeooo:rsid="001c775c"/>
    </style:style>
    <style:style style:name="T17" style:family="text">
      <style:text-properties officeooo:rsid="001dc419"/>
    </style:style>
    <style:style style:name="T18" style:family="text">
      <style:text-properties officeooo:rsid="001c47c3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3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6">CS</text:span><text:span text:style-name="T7">2308: </text:span><text:span text:style-name="T9">Summer</text:span><text:span text:style-name="T6"> 202</text:span><text:span text:style-name="T8">3</text:span></text:p>
      <text:p text:style-name="P10">Assignment <text:span text:style-name="T16">0</text:span> Rubric</text:p>
      <text:p text:style-name="P11"><text:span text:style-name="T2">Student Name: </text:span><text:s/><draw:control text:anchor-type="as-char" draw:z-index="4" draw:name="Shape3" draw:style-name="gr1" draw:text-style-name="P47" svg:width="5.448in" svg:height="0.2398in" draw:control="control7"/></text:p>
      <text:p text:style-name="P33"/>
      <text:p text:style-name="P13">Style: <text:span text:style-name="T1">20 points</text:span></text:p>
      <table:table table:name="style" table:style-name="style">
        <table:table-column table:style-name="style.A"/>
        <table:table-column table:style-name="style.B"/>
        <table:table-column table:style-name="style.C"/>
        <table:table-row>
          <table:table-cell table:style-name="style.A1" office:value-type="string">
            <text:p text:style-name="P30">Condition</text:p>
          </table:table-cell>
          <table:table-cell table:style-name="style.A1" office:value-type="string">
            <text:p text:style-name="P30">Max Points</text:p>
          </table:table-cell>
          <table:table-cell table:style-name="style.A1" office:value-type="string">
            <text:p text:style-name="P30">Points Awarded</text:p>
          </table:table-cell>
        </table:table-row>
        <table:table-row>
          <table:table-cell table:style-name="style.A2" office:value-type="string">
            <text:p text:style-name="P21">All lines less that 80 characters.</text:p>
          </table:table-cell>
          <table:table-cell table:style-name="style.A2" office:value-type="string">
            <text:p text:style-name="P22">4</text:p>
          </table:table-cell>
          <table:table-cell table:style-name="style.A2" office:value-type="string">
            <text:p text:style-name="P20"><draw:control text:anchor-type="as-char" draw:z-index="9" draw:name="Shape1" draw:style-name="gr2" draw:text-style-name="P47" svg:width="0.5689in" svg:height="0.2571in" draw:control="control1"/></text:p>
          </table:table-cell>
        </table:table-row>
        <table:table-row>
          <table:table-cell table:style-name="style.A2" office:value-type="string">
            <text:p text:style-name="P21">Variables have meaningful names.</text:p>
          </table:table-cell>
          <table:table-cell table:style-name="style.A2" office:value-type="string">
            <text:p text:style-name="P22">4</text:p>
          </table:table-cell>
          <table:table-cell table:style-name="style.A2" office:value-type="string">
            <text:p text:style-name="P15"><draw:control text:anchor-type="as-char" draw:z-index="0" draw:name="Shape1_0" draw:style-name="gr1" draw:text-style-name="P47" svg:width="0.5689in" svg:height="0.2571in" draw:control="control2"/></text:p>
          </table:table-cell>
        </table:table-row>
        <table:table-row>
          <table:table-cell table:style-name="style.A2" office:value-type="string">
            <text:p text:style-name="P28">Functions and actions are fully commented.</text:p>
          </table:table-cell>
          <table:table-cell table:style-name="style.A2" office:value-type="string">
            <text:p text:style-name="P22">4</text:p>
          </table:table-cell>
          <table:table-cell table:style-name="style.A2" office:value-type="string">
            <text:p text:style-name="P15"><draw:control text:anchor-type="as-char" draw:z-index="1" draw:name="Shape1_1" draw:style-name="gr1" draw:text-style-name="P47" svg:width="0.5689in" svg:height="0.2571in" draw:control="control3"/></text:p>
          </table:table-cell>
        </table:table-row>
        <table:table-row>
          <table:table-cell table:style-name="style.A2" office:value-type="string">
            <text:p text:style-name="P23">Every block indented one tab or 4 spaces.</text:p>
          </table:table-cell>
          <table:table-cell table:style-name="style.A2" office:value-type="string">
            <text:p text:style-name="P29">2</text:p>
          </table:table-cell>
          <table:table-cell table:style-name="style.A2" office:value-type="string">
            <text:p text:style-name="P15"><draw:control text:anchor-type="as-char" draw:z-index="2" draw:name="Shape1_2" draw:style-name="gr1" draw:text-style-name="P47" svg:width="0.5689in" svg:height="0.2571in" draw:control="control4"/></text:p>
          </table:table-cell>
        </table:table-row>
        <table:table-row>
          <table:table-cell table:style-name="style.A2" office:value-type="string">
            <text:p text:style-name="P28">Code is not duplicated between branches (e.g. in an if...else)</text:p>
          </table:table-cell>
          <table:table-cell table:style-name="style.A2" office:value-type="string">
            <text:p text:style-name="P29">2</text:p>
          </table:table-cell>
          <table:table-cell table:style-name="style.A2" office:value-type="string">
            <text:p text:style-name="P19"><draw:control text:anchor-type="as-char" draw:z-index="14" draw:name="Shape1_11" draw:style-name="gr1" draw:text-style-name="P47" svg:width="0.5689in" svg:height="0.2571in" draw:control="control15"/></text:p>
          </table:table-cell>
        </table:table-row>
        <table:table-row>
          <table:table-cell table:style-name="style.A2" office:value-type="string">
            <text:p text:style-name="P21">File name is [Authors Last Name]_assignment<text:span text:style-name="T13">0</text:span>.cpp</text:p>
          </table:table-cell>
          <table:table-cell table:style-name="style.A2" office:value-type="string">
            <text:p text:style-name="P29">2</text:p>
          </table:table-cell>
          <table:table-cell table:style-name="style.A2" office:value-type="string">
            <text:p text:style-name="P15"><draw:control text:anchor-type="as-char" draw:z-index="3" draw:name="Shape1_3" draw:style-name="gr1" draw:text-style-name="P47" svg:width="0.5689in" svg:height="0.2571in" draw:control="control5"/></text:p>
          </table:table-cell>
        </table:table-row>
        <table:table-row>
          <table:table-cell table:style-name="style.A2" office:value-type="string">
            <text:p text:style-name="P25">Author, <text:span text:style-name="T13">collaborators,</text:span> and dat<text:span text:style-name="T13">e</text:span> comments included.</text:p>
          </table:table-cell>
          <table:table-cell table:style-name="style.A2" office:value-type="string">
            <text:p text:style-name="P24">2</text:p>
          </table:table-cell>
          <table:table-cell table:style-name="style.A2" office:value-type="string">
            <text:p text:style-name="P16"><draw:control text:anchor-type="as-char" draw:z-index="11" draw:name="Shape1_8" draw:style-name="gr1" draw:text-style-name="P47" svg:width="0.5689in" svg:height="0.2571in" draw:control="control12"/></text:p>
          </table:table-cell>
        </table:table-row>
      </table:table>
      <text:p text:style-name="P11"/>
      <text:p text:style-name="P35"><text:span text:style-name="T10">Non-functional Requirements</text:span><text:span text:style-name="T11">: </text:span><text:span text:style-name="T10">2</text:span><text:span text:style-name="T12">0 poi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1">Condition</text:p>
          </table:table-cell>
          <table:table-cell table:style-name="Table2.A1" office:value-type="string">
            <text:p text:style-name="P31">Max Points</text:p>
          </table:table-cell>
          <table:table-cell table:style-name="Table2.A1" office:value-type="string">
            <text:p text:style-name="P31">Points Awarded</text:p>
          </table:table-cell>
        </table:table-row>
        <table:table-row>
          <table:table-cell table:style-name="Table2.A2" office:value-type="string">
            <text:p text:style-name="P27">Robot position is stored in a struct.</text:p>
          </table:table-cell>
          <table:table-cell table:style-name="Table2.A2" office:value-type="string">
            <text:p text:style-name="P26">10</text:p>
          </table:table-cell>
          <table:table-cell table:style-name="Table2.A2" office:value-type="string">
            <text:p text:style-name="P18"><draw:control text:anchor-type="as-char" draw:z-index="12" draw:name="Shape1_9" draw:style-name="gr2" draw:text-style-name="P47" svg:width="0.5689in" svg:height="0.2571in" draw:control="control13"/></text:p>
          </table:table-cell>
        </table:table-row>
        <table:table-row>
          <table:table-cell table:style-name="Table2.A2" office:value-type="string">
            <text:p text:style-name="P27">Robot position is updated by a moveRobot function.</text:p>
          </table:table-cell>
          <table:table-cell table:style-name="Table2.A2" office:value-type="string">
            <text:p text:style-name="P26">10</text:p>
          </table:table-cell>
          <table:table-cell table:style-name="Table2.A2" office:value-type="string">
            <text:p text:style-name="P17"><draw:control text:anchor-type="as-char" draw:z-index="13" draw:name="Shape1_10" draw:style-name="gr1" draw:text-style-name="P47" svg:width="0.5689in" svg:height="0.2571in" draw:control="control14"/></text:p>
          </table:table-cell>
        </table:table-row>
      </table:table>
      <text:p text:style-name="P12"/>
      <text:p text:style-name="P13"/>
      <text:p text:style-name="P37"><text:span text:style-name="T2">Test Cases: </text:span><text:span text:style-name="T4">6</text:span><text:span text:style-name="T3">0 points</text:span></text:p>
      <text:p text:style-name="P38">Projects that do not compile will not be graded on these Test Cases.</text:p>
      <text:p text:style-name="P38"><text:span text:style-name="T3">Projects that terminate early will only be graded to the case where they cease running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2">Input</text:p>
          </table:table-cell>
          <table:table-cell table:style-name="Table1.A1" office:value-type="string">
            <text:p text:style-name="P41">Console Output <text:span text:style-name="T18">is at least...</text:span></text:p>
          </table:table-cell>
          <table:table-cell table:style-name="Table1.A1" office:value-type="string">
            <text:p text:style-name="P32">Max Points</text:p>
          </table:table-cell>
          <table:table-cell table:style-name="Table1.A1" office:value-type="string">
            <text:p text:style-name="P32">Points Awarded</text:p>
          </table:table-cell>
        </table:table-row>
        <table:table-row>
          <table:table-cell table:style-name="Table1.A2" office:value-type="string">
            <text:p text:style-name="P7">Start Program</text:p>
          </table:table-cell>
          <table:table-cell table:style-name="Table1.A2" office:value-type="string">
            <text:p text:style-name="P9">Robot’s position is 0,0</text:p>
            <text:p text:style-name="P8">Please select:</text:p>
            <text:p text:style-name="P8"><text:s text:c="2"/>U- up</text:p>
            <text:p text:style-name="P8"><text:s text:c="2"/>D- down</text:p>
            <text:p text:style-name="P8"><text:s text:c="2"/>R- right</text:p>
            <text:p text:style-name="P8"><text:s text:c="2"/>L- left</text:p>
            <text:p text:style-name="P4"><text:span text:style-name="T14"><text:s text:c="2"/>Q- quit</text:span> </text:p>
          </table:table-cell>
          <table:table-cell table:style-name="Table1.A2" office:value-type="string">
            <text:p text:style-name="P6">1<text:span text:style-name="T17">0</text:span></text:p>
          </table:table-cell>
          <table:table-cell table:style-name="Table1.A2" office:value-type="string">
            <text:p text:style-name="P2"><draw:control text:anchor-type="as-char" draw:z-index="5" draw:name="Shape1_4" draw:style-name="gr1" draw:text-style-name="P47" svg:width="0.5689in" svg:height="0.2571in" draw:control="control8"/></text:p>
          </table:table-cell>
        </table:table-row>
        <table:table-row>
          <table:table-cell table:style-name="Table1.A2" office:value-type="string">
            <text:p text:style-name="P5">U</text:p>
          </table:table-cell>
          <table:table-cell table:style-name="Table1.A2" office:value-type="string">
            <text:p text:style-name="P5">New position is (0,1)</text:p>
          </table:table-cell>
          <table:table-cell table:style-name="Table1.A2" office:value-type="string">
            <text:p text:style-name="P6">1<text:span text:style-name="T17">0</text:span></text:p>
          </table:table-cell>
          <table:table-cell table:style-name="Table1.A2" office:value-type="string">
            <text:p text:style-name="P2"><draw:control text:anchor-type="as-char" draw:z-index="6" draw:name="Shape1_5" draw:style-name="gr1" draw:text-style-name="P47" svg:width="0.5689in" svg:height="0.2571in" draw:control="control9"/></text:p>
          </table:table-cell>
        </table:table-row>
        <table:table-row>
          <table:table-cell table:style-name="Table1.A2" office:value-type="string">
            <text:p text:style-name="P5">T</text:p>
          </table:table-cell>
          <table:table-cell table:style-name="Table1.A2" office:value-type="string">
            <text:p text:style-name="P5">Program prints error message</text:p>
            <text:p text:style-name="P46">(Exact text may vary)</text:p>
          </table:table-cell>
          <table:table-cell table:style-name="Table1.A2" office:value-type="string">
            <text:p text:style-name="P6">1<text:span text:style-name="T17">0</text:span></text:p>
          </table:table-cell>
          <table:table-cell table:style-name="Table1.A2" office:value-type="string">
            <text:p text:style-name="P2"><draw:control text:anchor-type="as-char" draw:z-index="7" draw:name="Shape1_6" draw:style-name="gr1" draw:text-style-name="P47" svg:width="0.5689in" svg:height="0.2571in" draw:control="control10"/></text:p>
          </table:table-cell>
        </table:table-row>
        <table:table-row>
          <table:table-cell table:style-name="Table1.A2" office:value-type="string">
            <text:p text:style-name="P44">R</text:p>
          </table:table-cell>
          <table:table-cell table:style-name="Table1.A2" office:value-type="string">
            <text:p text:style-name="P43">New position is (<text:span text:style-name="T17">1</text:span>,1)</text:p>
          </table:table-cell>
          <table:table-cell table:style-name="Table1.A2" office:value-type="string">
            <text:p text:style-name="P45">10</text:p>
          </table:table-cell>
          <table:table-cell table:style-name="Table1.A2" office:value-type="string">
            <text:p text:style-name="P39"><draw:control text:anchor-type="as-char" draw:z-index="15" draw:name="Shape1_ 1" draw:style-name="gr1" draw:text-style-name="P47" svg:width="0.5689in" svg:height="0.2571in" draw:control="control16"/></text:p>
          </table:table-cell>
        </table:table-row>
        <table:table-row>
          <table:table-cell table:style-name="Table1.A2" office:value-type="string">
            <text:p text:style-name="P44">L</text:p>
          </table:table-cell>
          <table:table-cell table:style-name="Table1.A2" office:value-type="string">
            <text:p text:style-name="P43">New position is (0,1)</text:p>
          </table:table-cell>
          <table:table-cell table:style-name="Table1.A2" office:value-type="string">
            <text:p text:style-name="P45">10</text:p>
          </table:table-cell>
          <table:table-cell table:style-name="Table1.A2" office:value-type="string">
            <text:p text:style-name="P39"><draw:control text:anchor-type="as-char" draw:z-index="16" draw:name="Shape1_ 2" draw:style-name="gr1" draw:text-style-name="P47" svg:width="0.5689in" svg:height="0.2571in" draw:control="control17"/></text:p>
          </table:table-cell>
        </table:table-row>
        <table:table-row>
          <table:table-cell table:style-name="Table1.A2" office:value-type="string">
            <text:p text:style-name="P5">Q</text:p>
            <text:p text:style-name="P3"/>
          </table:table-cell>
          <table:table-cell table:style-name="Table1.A2" office:value-type="string">
            <text:p text:style-name="P5"><text:span text:style-name="T15">P</text:span>rogram prints parting message like “Goodbye”.</text:p>
            <text:p text:style-name="P46">(Exact text may vary)</text:p>
          </table:table-cell>
          <table:table-cell table:style-name="Table1.A2" office:value-type="string">
            <text:p text:style-name="P6">1<text:span text:style-name="T17">0</text:span></text:p>
          </table:table-cell>
          <table:table-cell table:style-name="Table1.A2" office:value-type="string">
            <text:p text:style-name="P2"><draw:control text:anchor-type="as-char" draw:z-index="8" draw:name="Shape1_7" draw:style-name="gr1" draw:text-style-name="P47" svg:width="0.5689in" svg:height="0.2571in" draw:control="control11"/></text:p>
          </table:table-cell>
        </table:table-row>
      </table:table>
      <text:p text:style-name="P14"/>
      <text:p text:style-name="P1"><text:span text:style-name="T5">Total Points:</text:span> <draw:control text:anchor-type="as-char" draw:z-index="10" draw:name="Shape2" draw:style-name="gr2" draw:text-style-name="P47" svg:width="1.0315in" svg:height="0.2815in" draw:control="control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2:52:26.725152302</meta:creation-date>
    <meta:generator>LibreOffice/7.3.7.2$Linux_X86_64 LibreOffice_project/30$Build-2</meta:generator>
    <dc:date>2023-05-30T15:09:00.947791710</dc:date>
    <meta:editing-duration>PT1H2M46S</meta:editing-duration>
    <meta:editing-cycles>20</meta:editing-cycles>
    <meta:document-statistic meta:table-count="3" meta:image-count="0" meta:object-count="0" meta:page-count="2" meta:paragraph-count="78" meta:word-count="198" meta:character-count="1119" meta:non-whitespace-character-count="970"/>
  </office:meta>
</office:document-meta>
</file>